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8cm"/>
    </style:style>
    <style:style style:name="gr2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8.5cm" svg:height="1.4cm" svg:x="1cm" svg:y="1cm">
          <text:p text:style-name="P1">task&lt;int&gt; t1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8.5cm" svg:height="1.4cm" svg:x="1cm" svg:y="3.5cm">
          <text:p text:style-name="P1">task&lt;string&gt; t2(int i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8.5cm" svg:height="1.4cm" svg:x="1cm" svg:y="6cm">
          <text:p text:style-name="P1">task&lt;void&gt; t3(string 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25cm" svg:y1="2.4cm" svg:x2="5.25cm" svg:y2="3.5cm" draw:start-shape="id1" draw:start-glue-point="6" draw:end-shape="id2" draw:end-glue-point="4" svg:d="M5250 2400v1100" svg:viewBox="0 0 1 1101">
          <text:p/>
        </draw:connector>
        <draw:connector draw:style-name="gr2" draw:text-style-name="P1" draw:layer="layout" svg:x1="5.25cm" svg:y1="4.9cm" svg:x2="5.25cm" svg:y2="6cm" draw:start-shape="id2" draw:start-glue-point="6" draw:end-shape="id3" draw:end-glue-point="4" svg:d="M5250 4900v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05:45:26.392000000</meta:creation-date>
    <dc:date>2018-11-08T06:25:48.402000000</dc:date>
    <meta:editing-duration>PT1M22S</meta:editing-duration>
    <meta:editing-cycles>2</meta:editing-cycles>
    <meta:generator>LibreOffice/5.4.4.2$Windows_X86_64 LibreOffice_project/2524958677847fb3bb44820e40380acbe820f960</meta:generator>
    <meta:document-statistic meta:object-count="5"/>
  </office:meta>
</office:document-meta>
</file>